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7.65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179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 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Multilayer Perceptron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LP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025" calcext:value-type="float">
            <text:p>0.8025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Ou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rNet 32-64-128_128_64_3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75" calcext:value-type="float">
            <text:p>0.8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_32-64-128_128_64_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OurNet_32-64-128_max3_128_max3_64_max3_</text:span>_256_256_25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425" calcext:value-type="float">
            <text:p>0.9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128-128_max3_128-64_avg3_max3__256_256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388" calcext:value-type="float">
            <text:p>0.9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64-128_max3_128-64-64_avg3_max3__256_512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87" calcext:value-type="float">
            <text:p>0.9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Net 64-128-256_max3_128-64_max3_64_max3__256_512_25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1" table:number-rows-repeated="15">
          <table:table-cell table:number-columns-repeated="1023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21:54:02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9T23:12:24.390000000</dc:date>
    <meta:editing-duration>PT1H39M54S</meta:editing-duration>
    <meta:editing-cycles>12</meta:editing-cycles>
    <meta:document-statistic meta:table-count="1" meta:cell-count="50" meta:object-count="0"/>
  </office:meta>
</office:document-meta>
</file>